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5b0" officeooo:paragraph-rsid="000835b0"/>
    </style:style>
    <style:style style:name="P2" style:family="paragraph" style:parent-style-name="Standard" style:list-style-name="L1">
      <style:text-properties officeooo:rsid="000835b0" officeooo:paragraph-rsid="000835b0"/>
    </style:style>
    <style:style style:name="P3" style:family="paragraph" style:parent-style-name="Standard">
      <style:text-properties fo:font-weight="bold" officeooo:rsid="000835b0" officeooo:paragraph-rsid="000835b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0835b0" officeooo:paragraph-rsid="000835b0" style:font-size-asian="13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YC AirBnB Dataset</text:p>
      <text:p text:style-name="P1"/>
      <text:p text:style-name="P3">Predictive Tasks</text:p>
      <text:list xml:id="list4079033142924111418" text:style-name="L1">
        <text:list-item>
          <text:p text:style-name="P2">What can we learn about different hosts and areas?</text:p>
        </text:list-item>
        <text:list-item>
          <text:p text:style-name="P2">What can we learn from predictions? (ex: locations, prices, reviews, etc)</text:p>
        </text:list-item>
        <text:list-item>
          <text:p text:style-name="P2">Which hosts are the busiest and why?</text:p>
        </text:list-item>
        <text:list-item>
          <text:p text:style-name="P2">Is there any noticeable difference of traffic among different areas and what could be the reason for i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9:58:52.470848360</meta:creation-date>
    <dc:date>2019-11-21T20:01:14.832184513</dc:date>
    <meta:editing-duration>PT2M22S</meta:editing-duration>
    <meta:editing-cycles>1</meta:editing-cycles>
    <meta:document-statistic meta:table-count="0" meta:image-count="0" meta:object-count="0" meta:page-count="1" meta:paragraph-count="6" meta:word-count="54" meta:character-count="301" meta:non-whitespace-character-count="257"/>
    <meta:generator>LibreOffice/5.1.6.2$Linux_X86_64 LibreOffice_project/10m0$Build-2</meta:generator>
  </office:meta>
</office:document-meta>
</file>